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.387cm"/>
    </style:style>
    <style:style style:name="co4" style:family="table-column">
      <style:table-column-properties fo:break-before="auto" style:column-width="4.411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861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6.216cm"/>
    </style:style>
    <style:style style:name="co9" style:family="table-column">
      <style:table-column-properties fo:break-before="auto" style:column-width="5.86cm"/>
    </style:style>
    <style:style style:name="ro1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pl" number:country="PL">
      <number:number number:decimal-places="0" number:min-integer-digits="1"/>
    </number:number-style>
    <style:style style:name="ce1" style:family="table-cell" style:parent-style-name="Zwykły_20_4">
      <style:table-cell-properties fo:padding="0.071cm"/>
    </style:style>
    <style:style style:name="ce2" style:family="table-cell" style:parent-style-name="Default">
      <style:table-cell-properties fo:border="0.002cm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diagonal-bl-tr="none" style:diagonal-tl-br="none" fo:background-color="transparent" fo:border="0.002cm solid #000000" style:rotation-align="none" style:vertical-align="middl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Excel_20_Built-in_20_Currency" style:data-style-name="N8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02cm solid #000000" style:rotation-align="none" style:vertical-align="middle"/>
      <style:text-properties style:font-name="Calibri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" table:default-cell-style-name="ce17"/>
        <table:table-row table:style-name="ro6">
          <table:table-cell table:style-name="ce2" office:value-type="string">
            <text:p>gid</text:p>
          </table:table-cell>
          <table:table-cell table:style-name="ce2" office:value-type="string">
            <text:p>category_name</text:p>
          </table:table-cell>
          <table:table-cell table:style-name="ce2" office:value-type="string">
            <text:p>category</text:p>
          </table:table-cell>
          <table:table-cell table:style-name="ce7" office:value-type="string">
            <text:p>category_priority</text:p>
          </table:table-cell>
          <table:table-cell table:style-name="ce2" office:value-type="string">
            <text:p>sub_category_name</text:p>
          </table:table-cell>
          <table:table-cell table:style-name="ce2" office:value-type="string">
            <text:p>sub_category</text:p>
          </table:table-cell>
          <table:table-cell table:style-name="ce12" office:value-type="string">
            <text:p>discount</text:p>
          </table:table-cell>
        </table:table-row>
        <table:table-row table:style-name="ro4">
          <table:table-cell table:style-name="ce3" office:value-type="float" office:value="313801">
            <text:p>313801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12556">
            <text:p>112556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12565">
            <text:p>112565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2618">
            <text:p>312618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4856">
            <text:p>124856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2581">
            <text:p>312581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24855">
            <text:p>124855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2248">
            <text:p>122248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5003">
            <text:p>315003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KAMERY SPORTOWE</text:p>
          </table:table-cell>
          <table:table-cell table:style-name="ce4" office:value-type="string">
            <text:p>kamery-sportow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5270">
            <text:p>315270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KAMERY SPORTOWE</text:p>
          </table:table-cell>
          <table:table-cell table:style-name="ce4" office:value-type="string">
            <text:p>kamery-sportowe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5271">
            <text:p>315271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KAMERY SPORTOWE</text:p>
          </table:table-cell>
          <table:table-cell table:style-name="ce4" office:value-type="string">
            <text:p>kamery-sportowe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3540">
            <text:p>313540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LENOVO</text:p>
          </table:table-cell>
          <table:table-cell table:style-name="ce4" office:value-type="string">
            <text:p>leonowo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22249">
            <text:p>122249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12566">
            <text:p>112566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3539">
            <text:p>313539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LENOVO</text:p>
          </table:table-cell>
          <table:table-cell table:style-name="ce4" office:value-type="string">
            <text:p>leonowo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21076">
            <text:p>121076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40">
            <text:p>40</text:p>
          </table:table-cell>
        </table:table-row>
        <table:table-row table:style-name="ro4">
          <table:table-cell table:style-name="ce4" office:value-type="float" office:value="312617">
            <text:p>312617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5381">
            <text:p>315381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DESKI ELEKTRYCZNE</text:p>
          </table:table-cell>
          <table:table-cell table:style-name="ce4" office:value-type="string">
            <text:p>deski-elektryczn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6582">
            <text:p>126582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1734">
            <text:p>311734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LG</text:p>
          </table:table-cell>
          <table:table-cell table:style-name="ce4" office:value-type="string">
            <text:p>lg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5846">
            <text:p>125846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LCATEL</text:p>
          </table:table-cell>
          <table:table-cell table:style-name="ce4" office:value-type="string">
            <text:p>alcatel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4342">
            <text:p>314342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SUS</text:p>
          </table:table-cell>
          <table:table-cell table:style-name="ce4" office:value-type="string">
            <text:p>asus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6448">
            <text:p>31644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121075">
            <text:p>121075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40">
            <text:p>40</text:p>
          </table:table-cell>
        </table:table-row>
        <table:table-row table:style-name="ro4">
          <table:table-cell table:style-name="ce4" office:value-type="float" office:value="316247">
            <text:p>31624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3734">
            <text:p>313734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2971">
            <text:p>122971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DESKI ELEKTRYCZNE</text:p>
          </table:table-cell>
          <table:table-cell table:style-name="ce4" office:value-type="string">
            <text:p>deski-elektryczne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313407">
            <text:p>313407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DESKI ELEKTRYCZNE</text:p>
          </table:table-cell>
          <table:table-cell table:style-name="ce4" office:value-type="string">
            <text:p>deski-elektryczn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3164">
            <text:p>313164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5656">
            <text:p>315656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039">
            <text:p>315039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76012">
            <text:p>7601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EKSPRESY</text:p>
          </table:table-cell>
          <table:table-cell table:style-name="ce4" office:value-type="string">
            <text:p>ekspresy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2724">
            <text:p>122724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500">
            <text:p>500</text:p>
          </table:table-cell>
        </table:table-row>
        <table:table-row table:style-name="ro4">
          <table:table-cell table:style-name="ce4" office:value-type="float" office:value="312872">
            <text:p>31287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97952">
            <text:p>9795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EKSPRESY</text:p>
          </table:table-cell>
          <table:table-cell table:style-name="ce4" office:value-type="string">
            <text:p>ekspresy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4507">
            <text:p>31450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300">
            <text:p>300</text:p>
          </table:table-cell>
        </table:table-row>
        <table:table-row table:style-name="ro4">
          <table:table-cell table:style-name="ce4" office:value-type="float" office:value="60866">
            <text:p>6086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AMRAŻARKI</text:p>
          </table:table-cell>
          <table:table-cell table:style-name="ce4" office:value-type="string">
            <text:p>zamraz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938">
            <text:p>315938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500">
            <text:p>500</text:p>
          </table:table-cell>
        </table:table-row>
        <table:table-row table:style-name="ro4">
          <table:table-cell table:style-name="ce4" office:value-type="float" office:value="315937">
            <text:p>315937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500">
            <text:p>500</text:p>
          </table:table-cell>
        </table:table-row>
        <table:table-row table:style-name="ro4">
          <table:table-cell table:style-name="ce4" office:value-type="float" office:value="315934">
            <text:p>315934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49-50''</text:p>
          </table:table-cell>
          <table:table-cell table:style-name="ce4" office:value-type="string">
            <text:p>49-50</text:p>
          </table:table-cell>
          <table:table-cell table:style-name="ce13" office:value-type="float" office:value="300">
            <text:p>300</text:p>
          </table:table-cell>
        </table:table-row>
        <table:table-row table:style-name="ro4">
          <table:table-cell table:style-name="ce4" office:value-type="float" office:value="315732">
            <text:p>315732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500">
            <text:p>500</text:p>
          </table:table-cell>
        </table:table-row>
        <table:table-row table:style-name="ro4">
          <table:table-cell table:style-name="ce4" office:value-type="float" office:value="124871">
            <text:p>124871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LCATEL</text:p>
          </table:table-cell>
          <table:table-cell table:style-name="ce4" office:value-type="string">
            <text:p>alcatel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4341">
            <text:p>314341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300">
            <text:p>300</text:p>
          </table:table-cell>
        </table:table-row>
        <table:table-row table:style-name="ro4">
          <table:table-cell table:style-name="ce4" office:value-type="float" office:value="316722">
            <text:p>31672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97764">
            <text:p>9776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EKSPRESY</text:p>
          </table:table-cell>
          <table:table-cell table:style-name="ce4" office:value-type="string">
            <text:p>ekspresy</text:p>
          </table:table-cell>
          <table:table-cell table:style-name="ce13" office:value-type="float" office:value="300">
            <text:p>300</text:p>
          </table:table-cell>
        </table:table-row>
        <table:table-row table:style-name="ro4">
          <table:table-cell table:style-name="ce4" office:value-type="float" office:value="314544">
            <text:p>31454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EKSPRESY</text:p>
          </table:table-cell>
          <table:table-cell table:style-name="ce4" office:value-type="string">
            <text:p>ekspresy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5305">
            <text:p>315305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2187">
            <text:p>122187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49-50''</text:p>
          </table:table-cell>
          <table:table-cell table:style-name="ce4" office:value-type="string">
            <text:p>49-50</text:p>
          </table:table-cell>
          <table:table-cell table:style-name="ce13" office:value-type="float" office:value="300">
            <text:p>300</text:p>
          </table:table-cell>
        </table:table-row>
        <table:table-row table:style-name="ro4">
          <table:table-cell table:style-name="ce4" office:value-type="float" office:value="315550">
            <text:p>315550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HUAWEI</text:p>
          </table:table-cell>
          <table:table-cell table:style-name="ce4" office:value-type="string">
            <text:p>huawei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4743">
            <text:p>12474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AMRAŻARKI</text:p>
          </table:table-cell>
          <table:table-cell table:style-name="ce4" office:value-type="string">
            <text:p>zamraz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719">
            <text:p>315719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118601">
            <text:p>11860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5927">
            <text:p>315927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315915">
            <text:p>315915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700">
            <text:p>700</text:p>
          </table:table-cell>
        </table:table-row>
        <table:table-row table:style-name="ro4">
          <table:table-cell table:style-name="ce4" office:value-type="float" office:value="314617">
            <text:p>31461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533">
            <text:p>31553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8740">
            <text:p>11874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EKSPRESY</text:p>
          </table:table-cell>
          <table:table-cell table:style-name="ce4" office:value-type="string">
            <text:p>ekspresy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757">
            <text:p>31575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123641">
            <text:p>123641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LCATEL</text:p>
          </table:table-cell>
          <table:table-cell table:style-name="ce4" office:value-type="string">
            <text:p>alcatel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4628">
            <text:p>31462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5756">
            <text:p>31575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125913">
            <text:p>12591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SUSZARKI</text:p>
          </table:table-cell>
          <table:table-cell table:style-name="ce4" office:value-type="string">
            <text:p>suszarki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73125">
            <text:p>7312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6381">
            <text:p>126381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ZESTAWY MUZYCZNE</text:p>
          </table:table-cell>
          <table:table-cell table:style-name="ce4" office:value-type="string">
            <text:p>zestawy-muzyczn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3603">
            <text:p>123603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7637">
            <text:p>11763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SUSZARKI</text:p>
          </table:table-cell>
          <table:table-cell table:style-name="ce4" office:value-type="string">
            <text:p>susz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890">
            <text:p>315890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49-50''</text:p>
          </table:table-cell>
          <table:table-cell table:style-name="ce4" office:value-type="string">
            <text:p>49-50</text:p>
          </table:table-cell>
          <table:table-cell table:style-name="ce13" office:value-type="float" office:value="250">
            <text:p>250</text:p>
          </table:table-cell>
        </table:table-row>
        <table:table-row table:style-name="ro4">
          <table:table-cell table:style-name="ce4" office:value-type="float" office:value="125962">
            <text:p>12596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314513">
            <text:p>31451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5720">
            <text:p>315720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49-50''</text:p>
          </table:table-cell>
          <table:table-cell table:style-name="ce4" office:value-type="string">
            <text:p>49-50</text:p>
          </table:table-cell>
          <table:table-cell table:style-name="ce13" office:value-type="float" office:value="250">
            <text:p>250</text:p>
          </table:table-cell>
        </table:table-row>
        <table:table-row table:style-name="ro4">
          <table:table-cell table:style-name="ce4" office:value-type="float" office:value="109763">
            <text:p>10976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AMRAŻARKI</text:p>
          </table:table-cell>
          <table:table-cell table:style-name="ce4" office:value-type="string">
            <text:p>zamraz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4876">
            <text:p>12487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5999">
            <text:p>31599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2159">
            <text:p>122159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300">
            <text:p>300</text:p>
          </table:table-cell>
        </table:table-row>
        <table:table-row table:style-name="ro4">
          <table:table-cell table:style-name="ce4" office:value-type="float" office:value="313722">
            <text:p>31372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203663">
            <text:p>203663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4738">
            <text:p>31473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98514">
            <text:p>98514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AMRAŻARKI</text:p>
          </table:table-cell>
          <table:table-cell table:style-name="ce4" office:value-type="string">
            <text:p>zamraz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3721">
            <text:p>313721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78295">
            <text:p>78295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2160">
            <text:p>122160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400">
            <text:p>400</text:p>
          </table:table-cell>
        </table:table-row>
        <table:table-row table:style-name="ro4">
          <table:table-cell table:style-name="ce4" office:value-type="float" office:value="109653">
            <text:p>109653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4577">
            <text:p>314577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3470">
            <text:p>31347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15078">
            <text:p>115078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60644">
            <text:p>60644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3806">
            <text:p>31380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WYCISKARKI I SOKOWIRÓWKI</text:p>
          </table:table-cell>
          <table:table-cell table:style-name="ce4" office:value-type="string">
            <text:p>wyciskarki-sokowirowki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0877">
            <text:p>120877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1251">
            <text:p>311251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KINO DOMOWE</text:p>
          </table:table-cell>
          <table:table-cell table:style-name="ce4" office:value-type="string">
            <text:p>kino-domowe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121058">
            <text:p>12105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1320">
            <text:p>311320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76662">
            <text:p>7666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01561">
            <text:p>101561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4620">
            <text:p>314620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SUSZARKI</text:p>
          </table:table-cell>
          <table:table-cell table:style-name="ce4" office:value-type="string">
            <text:p>suszarki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115933">
            <text:p>11593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6026">
            <text:p>316026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4749">
            <text:p>31474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6048">
            <text:p>316048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50">
            <text:p>50</text:p>
          </table:table-cell>
        </table:table-row>
        <table:table-row table:style-name="ro4">
          <table:table-cell table:style-name="ce4" office:value-type="float" office:value="315701">
            <text:p>315701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7334">
            <text:p>11733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INNE</text:p>
          </table:table-cell>
          <table:table-cell table:style-name="ce6" office:value-type="string">
            <text:p>inne</text:p>
          </table:table-cell>
          <table:table-cell table:style-name="ce14" office:value-type="float" office:value="15">
            <text:p>15</text:p>
          </table:table-cell>
        </table:table-row>
        <table:table-row table:style-name="ro4">
          <table:table-cell table:style-name="ce4" office:value-type="float" office:value="316106">
            <text:p>316106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50">
            <text:p>50</text:p>
          </table:table-cell>
        </table:table-row>
        <table:table-row table:style-name="ro4">
          <table:table-cell table:style-name="ce4" office:value-type="float" office:value="110701">
            <text:p>110701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INNE</text:p>
          </table:table-cell>
          <table:table-cell table:style-name="ce6" office:value-type="string">
            <text:p>inne</text:p>
          </table:table-cell>
          <table:table-cell table:style-name="ce14" office:value-type="float" office:value="20">
            <text:p>20</text:p>
          </table:table-cell>
        </table:table-row>
        <table:table-row table:style-name="ro4">
          <table:table-cell table:style-name="ce4" office:value-type="float" office:value="112899">
            <text:p>11289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INNE</text:p>
          </table:table-cell>
          <table:table-cell table:style-name="ce6" office:value-type="string">
            <text:p>inne</text:p>
          </table:table-cell>
          <table:table-cell table:style-name="ce14" office:value-type="float" office:value="30">
            <text:p>30</text:p>
          </table:table-cell>
        </table:table-row>
        <table:table-row table:style-name="ro4">
          <table:table-cell table:style-name="ce4" office:value-type="float" office:value="108008">
            <text:p>10800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EKSPRESY</text:p>
          </table:table-cell>
          <table:table-cell table:style-name="ce4" office:value-type="string">
            <text:p>ekspresy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3163">
            <text:p>313163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48091">
            <text:p>4809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26692">
            <text:p>126692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KINO DOMOWE</text:p>
          </table:table-cell>
          <table:table-cell table:style-name="ce4" office:value-type="string">
            <text:p>kino-domow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4736">
            <text:p>12473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6729">
            <text:p>126729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400">
            <text:p>400</text:p>
          </table:table-cell>
        </table:table-row>
        <table:table-row table:style-name="ro4">
          <table:table-cell table:style-name="ce4" office:value-type="float" office:value="109687">
            <text:p>10968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80">
            <text:p>80</text:p>
          </table:table-cell>
        </table:table-row>
        <table:table-row table:style-name="ro4">
          <table:table-cell table:style-name="ce4" office:value-type="float" office:value="93410">
            <text:p>93410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3527">
            <text:p>31352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17305">
            <text:p>11730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TRYMERY I GOLARKI</text:p>
          </table:table-cell>
          <table:table-cell table:style-name="ce4" office:value-type="string">
            <text:p>trymery-golarki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12514">
            <text:p>112514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778">
            <text:p>31577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3140">
            <text:p>31314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4703">
            <text:p>12470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5954">
            <text:p>115954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4344">
            <text:p>314344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SUS</text:p>
          </table:table-cell>
          <table:table-cell table:style-name="ce4" office:value-type="string">
            <text:p>asus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4031">
            <text:p>12403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6704">
            <text:p>126704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5001">
            <text:p>31500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2081">
            <text:p>312081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07547">
            <text:p>10754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08226">
            <text:p>10822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SUSZARKI</text:p>
          </table:table-cell>
          <table:table-cell table:style-name="ce4" office:value-type="string">
            <text:p>susz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4335">
            <text:p>314335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3546">
            <text:p>31354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5937">
            <text:p>12593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2828">
            <text:p>31282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12979">
            <text:p>11297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03536">
            <text:p>10353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6504">
            <text:p>11650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TRYMERY I GOLARKI</text:p>
          </table:table-cell>
          <table:table-cell table:style-name="ce4" office:value-type="string">
            <text:p>trymery-golarki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91191">
            <text:p>91191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4735">
            <text:p>31473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4343">
            <text:p>314343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SUS</text:p>
          </table:table-cell>
          <table:table-cell table:style-name="ce4" office:value-type="string">
            <text:p>asus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4732">
            <text:p>12473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4939">
            <text:p>124939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KINO DOMOWE</text:p>
          </table:table-cell>
          <table:table-cell table:style-name="ce4" office:value-type="string">
            <text:p>kino-domow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76276">
            <text:p>7627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94484">
            <text:p>94484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3" office:value-type="float" office:value="60">
            <text:p>60</text:p>
          </table:table-cell>
        </table:table-row>
        <table:table-row table:style-name="ro4">
          <table:table-cell table:style-name="ce4" office:value-type="float" office:value="124706">
            <text:p>12470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261154">
            <text:p>261154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1276">
            <text:p>31127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3025">
            <text:p>12302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4596">
            <text:p>31459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4704">
            <text:p>124704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0596">
            <text:p>12059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5567">
            <text:p>31556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7428">
            <text:p>11742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DEPILACJA</text:p>
          </table:table-cell>
          <table:table-cell table:style-name="ce4" office:value-type="string">
            <text:p>depilacja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1634">
            <text:p>311634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3" office:value-type="float" office:value="150">
            <text:p>150</text:p>
          </table:table-cell>
        </table:table-row>
        <table:table-row table:style-name="ro4">
          <table:table-cell table:style-name="ce4" office:value-type="float" office:value="315777">
            <text:p>31577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00680">
            <text:p>100680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13228">
            <text:p>11322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4625">
            <text:p>31462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3640">
            <text:p>123640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LCATEL</text:p>
          </table:table-cell>
          <table:table-cell table:style-name="ce4" office:value-type="string">
            <text:p>alcatel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2080">
            <text:p>312080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1450">
            <text:p>31145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3917">
            <text:p>31391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WYCISKARKI I SOKOWIRÓWKI</text:p>
          </table:table-cell>
          <table:table-cell table:style-name="ce4" office:value-type="string">
            <text:p>wyciskarki-sokowirowki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03553">
            <text:p>10355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015">
            <text:p>31501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273721">
            <text:p>27372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20261">
            <text:p>120261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03068">
            <text:p>103068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0193">
            <text:p>11019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06585">
            <text:p>106585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24963">
            <text:p>124963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81271">
            <text:p>8127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5952">
            <text:p>12595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94482">
            <text:p>9448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4509">
            <text:p>314509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98285">
            <text:p>9828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273723">
            <text:p>27372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15220">
            <text:p>115220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ŁYTY</text:p>
          </table:table-cell>
          <table:table-cell table:style-name="ce4" office:value-type="string">
            <text:p>plyty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4519">
            <text:p>31451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WYCISKARKI I SOKOWIRÓWKI</text:p>
          </table:table-cell>
          <table:table-cell table:style-name="ce4" office:value-type="string">
            <text:p>wyciskarki-sokowirowki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5012">
            <text:p>31501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4273">
            <text:p>12427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0334">
            <text:p>120334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82744">
            <text:p>82744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84768">
            <text:p>8476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0269">
            <text:p>120269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2798">
            <text:p>122798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2875">
            <text:p>31287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6677">
            <text:p>11667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2414">
            <text:p>12241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17442">
            <text:p>11744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5052">
            <text:p>31505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5646">
            <text:p>12564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81272">
            <text:p>8127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4648">
            <text:p>31464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2502">
            <text:p>31250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6500">
            <text:p>11650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TRYMERY I GOLARKI</text:p>
          </table:table-cell>
          <table:table-cell table:style-name="ce4" office:value-type="string">
            <text:p>trymery-golarki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18992">
            <text:p>11899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1925">
            <text:p>12192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5456">
            <text:p>12545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70868">
            <text:p>7086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AMRAŻARKI</text:p>
          </table:table-cell>
          <table:table-cell table:style-name="ce4" office:value-type="string">
            <text:p>zamraz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1640">
            <text:p>311640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1507">
            <text:p>121507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HTC</text:p>
          </table:table-cell>
          <table:table-cell table:style-name="ce4" office:value-type="string">
            <text:p>htc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06680">
            <text:p>106680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4653">
            <text:p>11465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91205">
            <text:p>9120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3" office:value-type="float" office:value="70">
            <text:p>70</text:p>
          </table:table-cell>
        </table:table-row>
        <table:table-row table:style-name="ro4">
          <table:table-cell table:style-name="ce4" office:value-type="float" office:value="120088">
            <text:p>12008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4766">
            <text:p>31476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2915">
            <text:p>31291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1188">
            <text:p>31118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77383">
            <text:p>77383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PIEKARNIKI</text:p>
          </table:table-cell>
          <table:table-cell table:style-name="ce4" office:value-type="string">
            <text:p>piekarniki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2883">
            <text:p>12288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19049">
            <text:p>119049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6588">
            <text:p>11658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3" office:value-type="float" office:value="90">
            <text:p>90</text:p>
          </table:table-cell>
        </table:table-row>
        <table:table-row table:style-name="ro4">
          <table:table-cell table:style-name="ce4" office:value-type="float" office:value="96396">
            <text:p>96396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3" office:value-type="float" office:value="120">
            <text:p>120</text:p>
          </table:table-cell>
        </table:table-row>
        <table:table-row table:style-name="ro4">
          <table:table-cell table:style-name="ce4" office:value-type="float" office:value="314765">
            <text:p>31476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ROBOTY PLANETARNE</text:p>
          </table:table-cell>
          <table:table-cell table:style-name="ce4" office:value-type="string">
            <text:p>roboty-planetarne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91206">
            <text:p>9120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3" office:value-type="float" office:value="80">
            <text:p>80</text:p>
          </table:table-cell>
        </table:table-row>
        <table:table-row table:style-name="ro4">
          <table:table-cell table:style-name="ce4" office:value-type="float" office:value="125998">
            <text:p>12599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22803">
            <text:p>122803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49-50''</text:p>
          </table:table-cell>
          <table:table-cell table:style-name="ce4" office:value-type="string">
            <text:p>49-50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2251">
            <text:p>12225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TRYMERY I GOLARKI</text:p>
          </table:table-cell>
          <table:table-cell table:style-name="ce4" office:value-type="string">
            <text:p>trymery-golarki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04617">
            <text:p>10461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ROBOTY PLANETARNE</text:p>
          </table:table-cell>
          <table:table-cell table:style-name="ce4" office:value-type="string">
            <text:p>roboty-planetarne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221328">
            <text:p>22132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1669">
            <text:p>311669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03617">
            <text:p>103617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91095">
            <text:p>9109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TRYMERY I GOLARKI</text:p>
          </table:table-cell>
          <table:table-cell table:style-name="ce4" office:value-type="string">
            <text:p>trymery-golarki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25997">
            <text:p>12599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17908">
            <text:p>11790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1796">
            <text:p>31179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313360">
            <text:p>313360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2500">
            <text:p>312500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6524">
            <text:p>12652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WYCISKARKI I SOKOWIRÓWKI</text:p>
          </table:table-cell>
          <table:table-cell table:style-name="ce4" office:value-type="string">
            <text:p>wyciskarki-sokowirowki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3902">
            <text:p>313902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LCATEL</text:p>
          </table:table-cell>
          <table:table-cell table:style-name="ce4" office:value-type="string">
            <text:p>alcatel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5632">
            <text:p>315632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YPHONE</text:p>
          </table:table-cell>
          <table:table-cell table:style-name="ce4" office:value-type="string">
            <text:p>mypho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2583">
            <text:p>312583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3794">
            <text:p>313794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14734">
            <text:p>114734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HUAWEI</text:p>
          </table:table-cell>
          <table:table-cell table:style-name="ce4" office:value-type="string">
            <text:p>huawei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2738">
            <text:p>122738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5888">
            <text:p>12588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6406">
            <text:p>126406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SUS</text:p>
          </table:table-cell>
          <table:table-cell table:style-name="ce4" office:value-type="string">
            <text:p>asus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16497">
            <text:p>11649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TRYMERY I GOLARKI</text:p>
          </table:table-cell>
          <table:table-cell table:style-name="ce4" office:value-type="string">
            <text:p>trymery-golarki</text:p>
          </table:table-cell>
          <table:table-cell table:style-name="ce13" office:value-type="float" office:value="40">
            <text:p>40</text:p>
          </table:table-cell>
        </table:table-row>
        <table:table-row table:style-name="ro4">
          <table:table-cell table:style-name="ce4" office:value-type="float" office:value="312580">
            <text:p>312580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14733">
            <text:p>114733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HUAWEI</text:p>
          </table:table-cell>
          <table:table-cell table:style-name="ce4" office:value-type="string">
            <text:p>huawei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2155">
            <text:p>122155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112569">
            <text:p>112569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2582">
            <text:p>312582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19186">
            <text:p>11918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40">
            <text:p>40</text:p>
          </table:table-cell>
        </table:table-row>
        <table:table-row table:style-name="ro4">
          <table:table-cell table:style-name="ce4" office:value-type="float" office:value="116322">
            <text:p>11632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2579">
            <text:p>312579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MAXCOM</text:p>
          </table:table-cell>
          <table:table-cell table:style-name="ce4" office:value-type="string">
            <text:p>maxcom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2150">
            <text:p>122150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49-50''</text:p>
          </table:table-cell>
          <table:table-cell table:style-name="ce4" office:value-type="string">
            <text:p>49-50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6002">
            <text:p>126002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21559">
            <text:p>12155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EKSPRESY</text:p>
          </table:table-cell>
          <table:table-cell table:style-name="ce4" office:value-type="string">
            <text:p>ekspresy</text:p>
          </table:table-cell>
          <table:table-cell table:style-name="ce13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2824">
            <text:p>31282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10536">
            <text:p>11053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5017">
            <text:p>31501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2568">
            <text:p>122568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ZESTAWY MUZYCZNE</text:p>
          </table:table-cell>
          <table:table-cell table:style-name="ce4" office:value-type="string">
            <text:p>zestawy-muzyczne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4104">
            <text:p>12410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3523">
            <text:p>31352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74126">
            <text:p>7412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1153">
            <text:p>31115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66521">
            <text:p>6652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315028">
            <text:p>31502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23757">
            <text:p>12375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05826">
            <text:p>10582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5378">
            <text:p>31537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17436">
            <text:p>11743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4163">
            <text:p>12416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95157">
            <text:p>9515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21062">
            <text:p>12106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120376">
            <text:p>12037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DEPILACJA</text:p>
          </table:table-cell>
          <table:table-cell table:style-name="ce4" office:value-type="string">
            <text:p>depilacja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4858">
            <text:p>31485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124870">
            <text:p>124870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LCATEL</text:p>
          </table:table-cell>
          <table:table-cell table:style-name="ce4" office:value-type="string">
            <text:p>alcatel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73198">
            <text:p>7319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17642">
            <text:p>11764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87374">
            <text:p>8737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1180">
            <text:p>31118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60111">
            <text:p>6011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21006">
            <text:p>12100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04975">
            <text:p>10497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WYCISKARKI I SOKOWIRÓWKI</text:p>
          </table:table-cell>
          <table:table-cell table:style-name="ce4" office:value-type="string">
            <text:p>wyciskarki-sokowirowki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97157">
            <text:p>9715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27917">
            <text:p>2791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93042">
            <text:p>9304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1586">
            <text:p>12158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15638">
            <text:p>11563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86881">
            <text:p>8688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DEPILACJA</text:p>
          </table:table-cell>
          <table:table-cell table:style-name="ce4" office:value-type="string">
            <text:p>depilacja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21215">
            <text:p>12121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68743">
            <text:p>6874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4499">
            <text:p>12449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50">
            <text:p>50</text:p>
          </table:table-cell>
        </table:table-row>
        <table:table-row table:style-name="ro4">
          <table:table-cell table:style-name="ce4" office:value-type="float" office:value="74104">
            <text:p>7410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08558">
            <text:p>10855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4174">
            <text:p>12417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311834">
            <text:p>31183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ROBOTY PLANETARNE</text:p>
          </table:table-cell>
          <table:table-cell table:style-name="ce4" office:value-type="string">
            <text:p>roboty-planetarne</text:p>
          </table:table-cell>
          <table:table-cell table:style-name="ce13" office:value-type="float" office:value="70">
            <text:p>70</text:p>
          </table:table-cell>
        </table:table-row>
        <table:table-row table:style-name="ro4">
          <table:table-cell table:style-name="ce4" office:value-type="float" office:value="85464">
            <text:p>8546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3443">
            <text:p>12344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WYCISKARKI I SOKOWIRÓWKI</text:p>
          </table:table-cell>
          <table:table-cell table:style-name="ce4" office:value-type="string">
            <text:p>wyciskarki-sokowirowki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21055">
            <text:p>12105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TRYMERY I GOLARKI</text:p>
          </table:table-cell>
          <table:table-cell table:style-name="ce4" office:value-type="string">
            <text:p>trymery-golarki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116637">
            <text:p>11663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04064">
            <text:p>10406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60281">
            <text:p>6028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2859">
            <text:p>12285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3182">
            <text:p>313182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INNE</text:p>
          </table:table-cell>
          <table:table-cell table:style-name="ce6" office:value-type="string">
            <text:p>inne</text:p>
          </table:table-cell>
          <table:table-cell table:style-name="ce14" office:value-type="float" office:value="50">
            <text:p>50</text:p>
          </table:table-cell>
        </table:table-row>
        <table:table-row table:style-name="ro4">
          <table:table-cell table:style-name="ce4" office:value-type="float" office:value="121594">
            <text:p>12159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2794">
            <text:p>12279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1141">
            <text:p>121141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0469">
            <text:p>12046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1422">
            <text:p>311422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1425">
            <text:p>31142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0878">
            <text:p>120878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1564">
            <text:p>12156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2754">
            <text:p>12275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0934">
            <text:p>12093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1409">
            <text:p>31140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3552">
            <text:p>12355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WYCISKARKI I SOKOWIRÓWKI</text:p>
          </table:table-cell>
          <table:table-cell table:style-name="ce4" office:value-type="string">
            <text:p>wyciskarki-sokowirowki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6509">
            <text:p>31650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5817">
            <text:p>12581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3" office:value-type="float" office:value="100">
            <text:p>100</text:p>
          </table:table-cell>
        </table:table-row>
        <table:table-row table:style-name="ro4">
          <table:table-cell table:style-name="ce4" office:value-type="float" office:value="104057">
            <text:p>10405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20">
            <text:p>20</text:p>
          </table:table-cell>
        </table:table-row>
        <table:table-row table:style-name="ro4">
          <table:table-cell table:style-name="ce4" office:value-type="float" office:value="87340">
            <text:p>8734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10">
            <text:p>10</text:p>
          </table:table-cell>
        </table:table-row>
        <table:table-row table:style-name="ro4">
          <table:table-cell table:style-name="ce4" office:value-type="float" office:value="313143">
            <text:p>313143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2795">
            <text:p>12279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6208">
            <text:p>126208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3375">
            <text:p>31337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5708">
            <text:p>12570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25">
            <text:p>25</text:p>
          </table:table-cell>
        </table:table-row>
        <table:table-row table:style-name="ro4">
          <table:table-cell table:style-name="ce4" office:value-type="float" office:value="116495">
            <text:p>11649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TRYMERY I GOLARKI</text:p>
          </table:table-cell>
          <table:table-cell table:style-name="ce4" office:value-type="string">
            <text:p>trymery-golarki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108920">
            <text:p>10892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3" office:value-type="float" office:value="15">
            <text:p>15</text:p>
          </table:table-cell>
        </table:table-row>
        <table:table-row table:style-name="ro4">
          <table:table-cell table:style-name="ce4" office:value-type="float" office:value="124896">
            <text:p>12489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3" office:value-type="float" office:value="30">
            <text:p>30</text:p>
          </table:table-cell>
        </table:table-row>
        <table:table-row table:style-name="ro4">
          <table:table-cell table:style-name="ce4" office:value-type="float" office:value="312493">
            <text:p>312493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INNE</text:p>
          </table:table-cell>
          <table:table-cell table:style-name="ce6" office:value-type="string">
            <text:p>inne</text:p>
          </table:table-cell>
          <table:table-cell table:style-name="ce14" office:value-type="float" office:value="30">
            <text:p>30</text:p>
          </table:table-cell>
        </table:table-row>
        <table:table-row table:style-name="ro4">
          <table:table-cell table:style-name="ce4" office:value-type="float" office:value="123399">
            <text:p>12339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136785">
            <text:p>13678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1969">
            <text:p>31196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0598">
            <text:p>120598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4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5629">
            <text:p>315629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800">
            <text:p>800</text:p>
          </table:table-cell>
        </table:table-row>
        <table:table-row table:style-name="ro4">
          <table:table-cell table:style-name="ce4" office:value-type="float" office:value="122180">
            <text:p>122180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3" office:value-type="float" office:value="800">
            <text:p>800</text:p>
          </table:table-cell>
        </table:table-row>
        <table:table-row table:style-name="ro4">
          <table:table-cell table:style-name="ce4" office:value-type="float" office:value="315909">
            <text:p>315909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5" office:value-type="float" office:value="500">
            <text:p>500</text:p>
          </table:table-cell>
        </table:table-row>
        <table:table-row table:style-name="ro4">
          <table:table-cell table:style-name="ce4" office:value-type="float" office:value="315750">
            <text:p>315750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300">
            <text:p>300</text:p>
          </table:table-cell>
        </table:table-row>
        <table:table-row table:style-name="ro4">
          <table:table-cell table:style-name="ce4" office:value-type="float" office:value="313177">
            <text:p>31317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5" office:value-type="float" office:value="20">
            <text:p>20</text:p>
          </table:table-cell>
        </table:table-row>
        <table:table-row table:style-name="ro4">
          <table:table-cell table:style-name="ce4" office:value-type="float" office:value="312540">
            <text:p>312540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300">
            <text:p>300</text:p>
          </table:table-cell>
        </table:table-row>
        <table:table-row table:style-name="ro4">
          <table:table-cell table:style-name="ce4" office:value-type="float" office:value="77038">
            <text:p>77038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5" office:value-type="float" office:value="120">
            <text:p>120</text:p>
          </table:table-cell>
        </table:table-row>
        <table:table-row table:style-name="ro4">
          <table:table-cell table:style-name="ce4" office:value-type="float" office:value="122807">
            <text:p>122807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5" office:value-type="float" office:value="300">
            <text:p>300</text:p>
          </table:table-cell>
        </table:table-row>
        <table:table-row table:style-name="ro4">
          <table:table-cell table:style-name="ce4" office:value-type="float" office:value="122158">
            <text:p>122158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5" office:value-type="float" office:value="400">
            <text:p>400</text:p>
          </table:table-cell>
        </table:table-row>
        <table:table-row table:style-name="ro4">
          <table:table-cell table:style-name="ce4" office:value-type="float" office:value="185984">
            <text:p>185984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NAWIGACJE</text:p>
          </table:table-cell>
          <table:table-cell table:style-name="ce4" office:value-type="string">
            <text:p>nawigacje</text:p>
          </table:table-cell>
          <table:table-cell table:style-name="ce15" office:value-type="float" office:value="20">
            <text:p>20</text:p>
          </table:table-cell>
        </table:table-row>
        <table:table-row table:style-name="ro4">
          <table:table-cell table:style-name="ce4" office:value-type="float" office:value="109858">
            <text:p>10985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5" office:value-type="float" office:value="20">
            <text:p>20</text:p>
          </table:table-cell>
        </table:table-row>
        <table:table-row table:style-name="ro4">
          <table:table-cell table:style-name="ce4" office:value-type="float" office:value="98355">
            <text:p>9835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5" office:value-type="float" office:value="20">
            <text:p>20</text:p>
          </table:table-cell>
        </table:table-row>
        <table:table-row table:style-name="ro4">
          <table:table-cell table:style-name="ce4" office:value-type="float" office:value="86739">
            <text:p>8673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5" office:value-type="float" office:value="20">
            <text:p>20</text:p>
          </table:table-cell>
        </table:table-row>
        <table:table-row table:style-name="ro4">
          <table:table-cell table:style-name="ce4" office:value-type="float" office:value="316031">
            <text:p>316031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3635">
            <text:p>31363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030">
            <text:p>315030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4737">
            <text:p>314737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4360">
            <text:p>314360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322">
            <text:p>315322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6487">
            <text:p>12648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5" office:value-type="float" office:value="300">
            <text:p>300</text:p>
          </table:table-cell>
        </table:table-row>
        <table:table-row table:style-name="ro4">
          <table:table-cell table:style-name="ce4" office:value-type="float" office:value="135863">
            <text:p>135863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1925">
            <text:p>31192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ROBOTY PLANETARNE</text:p>
          </table:table-cell>
          <table:table-cell table:style-name="ce4" office:value-type="string">
            <text:p>roboty-planetarne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3633">
            <text:p>313633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2804">
            <text:p>122804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2152">
            <text:p>122152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49-50''</text:p>
          </table:table-cell>
          <table:table-cell table:style-name="ce4" office:value-type="string">
            <text:p>49-50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6415">
            <text:p>126415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55'' i więcej</text:p>
          </table:table-cell>
          <table:table-cell table:style-name="ce4" office:value-type="string">
            <text:p>ponad-55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4275">
            <text:p>12427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4104">
            <text:p>31410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DEPILACJA</text:p>
          </table:table-cell>
          <table:table-cell table:style-name="ce4" office:value-type="string">
            <text:p>depilacja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315535">
            <text:p>31553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2801">
            <text:p>122801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49-50''</text:p>
          </table:table-cell>
          <table:table-cell table:style-name="ce4" office:value-type="string">
            <text:p>49-50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5536">
            <text:p>315536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2009">
            <text:p>31200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5320">
            <text:p>315320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5" office:value-type="float" office:value="150">
            <text:p>150</text:p>
          </table:table-cell>
        </table:table-row>
        <table:table-row table:style-name="ro4">
          <table:table-cell table:style-name="ce4" office:value-type="float" office:value="122799">
            <text:p>122799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5" office:value-type="float" office:value="150">
            <text:p>150</text:p>
          </table:table-cell>
        </table:table-row>
        <table:table-row table:style-name="ro4">
          <table:table-cell table:style-name="ce4" office:value-type="float" office:value="122126">
            <text:p>122126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49-50''</text:p>
          </table:table-cell>
          <table:table-cell table:style-name="ce4" office:value-type="string">
            <text:p>49-50</text:p>
          </table:table-cell>
          <table:table-cell table:style-name="ce15" office:value-type="float" office:value="150">
            <text:p>150</text:p>
          </table:table-cell>
        </table:table-row>
        <table:table-row table:style-name="ro4">
          <table:table-cell table:style-name="ce4" office:value-type="float" office:value="100573">
            <text:p>10057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16685">
            <text:p>11668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6416">
            <text:p>126416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ZESTAWY MUZYCZNE</text:p>
          </table:table-cell>
          <table:table-cell table:style-name="ce4" office:value-type="string">
            <text:p>zestawy-muzyczne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1976">
            <text:p>121976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3846">
            <text:p>31384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DEPILACJA</text:p>
          </table:table-cell>
          <table:table-cell table:style-name="ce4" office:value-type="string">
            <text:p>depilacja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17915">
            <text:p>11791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311324">
            <text:p>311324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2133">
            <text:p>122133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0305">
            <text:p>12030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9039">
            <text:p>119039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5168">
            <text:p>115168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11528">
            <text:p>111528</text:p>
          </table:table-cell>
          <table:table-cell table:style-name="ce4" office:value-type="string">
            <text:p>AGD DO ZABUDOWY</text:p>
          </table:table-cell>
          <table:table-cell table:style-name="ce4" office:value-type="string">
            <text:p>agd-do-zabudowy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ZMYWARKI</text:p>
          </table:table-cell>
          <table:table-cell table:style-name="ce4" office:value-type="string">
            <text:p>zmywarki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79407">
            <text:p>7940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EKSPRESY</text:p>
          </table:table-cell>
          <table:table-cell table:style-name="ce4" office:value-type="string">
            <text:p>ekspresy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94485">
            <text:p>9448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11972">
            <text:p>111972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KUCHNIE</text:p>
          </table:table-cell>
          <table:table-cell table:style-name="ce4" office:value-type="string">
            <text:p>kuchnie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03554">
            <text:p>103554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KAMERY SPORTOWE</text:p>
          </table:table-cell>
          <table:table-cell table:style-name="ce4" office:value-type="string">
            <text:p>kamery-sportowe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8435">
            <text:p>8435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2374">
            <text:p>122374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3003">
            <text:p>123003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PRALKI</text:p>
          </table:table-cell>
          <table:table-cell table:style-name="ce4" office:value-type="string">
            <text:p>pralki</text:p>
          </table:table-cell>
          <table:table-cell table:style-name="ce15" office:value-type="float" office:value="100">
            <text:p>100</text:p>
          </table:table-cell>
        </table:table-row>
        <table:table-row table:style-name="ro4">
          <table:table-cell table:style-name="ce4" office:value-type="float" office:value="120586">
            <text:p>120586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HUAWEI</text:p>
          </table:table-cell>
          <table:table-cell table:style-name="ce4" office:value-type="string">
            <text:p>huawei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4700">
            <text:p>124700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HUAWEI</text:p>
          </table:table-cell>
          <table:table-cell table:style-name="ce4" office:value-type="string">
            <text:p>huawei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124699">
            <text:p>124699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HUAWEI</text:p>
          </table:table-cell>
          <table:table-cell table:style-name="ce4" office:value-type="string">
            <text:p>huawei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103513">
            <text:p>10351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203689">
            <text:p>203689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2131">
            <text:p>122131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4877">
            <text:p>124877</text:p>
          </table:table-cell>
          <table:table-cell table:style-name="ce4" office:value-type="string">
            <text:p>AGD WOLNOSTOJĄCE</text:p>
          </table:table-cell>
          <table:table-cell table:style-name="ce4" office:value-type="string">
            <text:p>agd-wolnostojace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LODÓWKI</text:p>
          </table:table-cell>
          <table:table-cell table:style-name="ce4" office:value-type="string">
            <text:p>lodowki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313247">
            <text:p>313247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htc</text:p>
          </table:table-cell>
          <table:table-cell table:style-name="ce4" office:value-type="string">
            <text:p>htc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0237">
            <text:p>120237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KINO DOMOWE</text:p>
          </table:table-cell>
          <table:table-cell table:style-name="ce4" office:value-type="string">
            <text:p>kino-domowe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2002">
            <text:p>12200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WYCISKARKI I SOKOWIRÓWKI</text:p>
          </table:table-cell>
          <table:table-cell table:style-name="ce4" office:value-type="string">
            <text:p>wyciskarki-sokowirowki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313208">
            <text:p>31320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6725">
            <text:p>12672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number-columns-repeated="2" table:style-name="ce6" office:value-type="string">
            <text:p>inne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94629">
            <text:p>9462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ROBOTY PLANETARNE</text:p>
          </table:table-cell>
          <table:table-cell table:style-name="ce4" office:value-type="string">
            <text:p>roboty-planetarne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314517">
            <text:p>31451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5" office:value-type="float" office:value="40">
            <text:p>40</text:p>
          </table:table-cell>
        </table:table-row>
        <table:table-row table:style-name="ro4">
          <table:table-cell table:style-name="ce4" office:value-type="float" office:value="123036">
            <text:p>12303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WYCISKARKI I SOKOWIRÓWKI</text:p>
          </table:table-cell>
          <table:table-cell table:style-name="ce4" office:value-type="string">
            <text:p>wyciskarki-sokowirowki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121536">
            <text:p>12153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5" office:value-type="float" office:value="70">
            <text:p>70</text:p>
          </table:table-cell>
        </table:table-row>
        <table:table-row table:style-name="ro4">
          <table:table-cell table:style-name="ce4" office:value-type="float" office:value="117811">
            <text:p>117811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number-columns-repeated="2" table:style-name="ce4" office:value-type="string">
            <text:p>inne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124380">
            <text:p>12438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1105">
            <text:p>12110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number-columns-repeated="2" table:style-name="ce6" office:value-type="string">
            <text:p>tablety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6539">
            <text:p>126539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style-name="ce4" office:value-type="string">
            <text:p>ALCATEL</text:p>
          </table:table-cell>
          <table:table-cell table:style-name="ce4" office:value-type="string">
            <text:p>alcatel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112612">
            <text:p>112612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ZESTAWY MUZYCZNE</text:p>
          </table:table-cell>
          <table:table-cell table:style-name="ce4" office:value-type="string">
            <text:p>zestawy-muzyczne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108092">
            <text:p>10809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1104">
            <text:p>12110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number-columns-repeated="2" table:style-name="ce6" office:value-type="string">
            <text:p>tablety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12804">
            <text:p>11280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INNE</text:p>
          </table:table-cell>
          <table:table-cell table:style-name="ce6" office:value-type="string">
            <text:p>inne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23111">
            <text:p>123111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number-columns-repeated="2" table:style-name="ce4" office:value-type="string">
            <text:p>inne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123110">
            <text:p>123110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number-columns-repeated="2" table:style-name="ce4" office:value-type="string">
            <text:p>inne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316521">
            <text:p>316521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NAWIGACJE</text:p>
          </table:table-cell>
          <table:table-cell table:style-name="ce4" office:value-type="string">
            <text:p>nawigacje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117843">
            <text:p>11784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5" office:value-type="float" office:value="70">
            <text:p>70</text:p>
          </table:table-cell>
        </table:table-row>
        <table:table-row table:style-name="ro4">
          <table:table-cell table:style-name="ce4" office:value-type="float" office:value="111261">
            <text:p>111261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5" office:value-type="float" office:value="15">
            <text:p>15</text:p>
          </table:table-cell>
        </table:table-row>
        <table:table-row table:style-name="ro4">
          <table:table-cell table:style-name="ce4" office:value-type="float" office:value="112977">
            <text:p>112977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5" office:value-type="float" office:value="15">
            <text:p>15</text:p>
          </table:table-cell>
        </table:table-row>
        <table:table-row table:style-name="ro4">
          <table:table-cell table:style-name="ce4" office:value-type="float" office:value="118758">
            <text:p>118758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INNE</text:p>
          </table:table-cell>
          <table:table-cell table:style-name="ce6" office:value-type="string">
            <text:p>inne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314515">
            <text:p>31451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ŻELAZKA I GENERATORY</text:p>
          </table:table-cell>
          <table:table-cell table:style-name="ce4" office:value-type="string">
            <text:p>zelazka-gp</text:p>
          </table:table-cell>
          <table:table-cell table:style-name="ce15" office:value-type="float" office:value="15">
            <text:p>15</text:p>
          </table:table-cell>
        </table:table-row>
        <table:table-row table:style-name="ro4">
          <table:table-cell table:style-name="ce4" office:value-type="float" office:value="313350">
            <text:p>313350</text:p>
          </table:table-cell>
          <table:table-cell table:style-name="ce4" office:value-type="string">
            <text:p>SMARTFONY</text:p>
          </table:table-cell>
          <table:table-cell table:style-name="ce4" office:value-type="string">
            <text:p>smartfony</text:p>
          </table:table-cell>
          <table:table-cell table:style-name="ce8" office:value-type="float" office:value="6">
            <text:p>6</text:p>
          </table:table-cell>
          <table:table-cell table:number-columns-repeated="2" table:style-name="ce4" office:value-type="string">
            <text:p>inne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116356">
            <text:p>116356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KINO DOMOWE</text:p>
          </table:table-cell>
          <table:table-cell table:style-name="ce4" office:value-type="string">
            <text:p>kino-domowe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311827">
            <text:p>311827</text:p>
          </table:table-cell>
          <table:table-cell table:style-name="ce4" office:value-type="string">
            <text:p>FOTO, NAVI I INNE</text:p>
          </table:table-cell>
          <table:table-cell table:style-name="ce4" office:value-type="string">
            <text:p>foto-nav</text:p>
          </table:table-cell>
          <table:table-cell table:style-name="ce8" office:value-type="float" office:value="7">
            <text:p>7</text:p>
          </table:table-cell>
          <table:table-cell table:style-name="ce4" office:value-type="string">
            <text:p>KAMERY SPORTOWE</text:p>
          </table:table-cell>
          <table:table-cell table:style-name="ce4" office:value-type="string">
            <text:p>kamery-sportowe</text:p>
          </table:table-cell>
          <table:table-cell table:style-name="ce15" office:value-type="float" office:value="50">
            <text:p>50</text:p>
          </table:table-cell>
        </table:table-row>
        <table:table-row table:style-name="ro4">
          <table:table-cell table:style-name="ce4" office:value-type="float" office:value="87360">
            <text:p>8736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5" office:value-type="float" office:value="30">
            <text:p>30</text:p>
          </table:table-cell>
        </table:table-row>
        <table:table-row table:style-name="ro4">
          <table:table-cell table:style-name="ce4" office:value-type="float" office:value="108130">
            <text:p>108130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ODKURZACZE I ROBOTY SPRZĄTAJĄCE</text:p>
          </table:table-cell>
          <table:table-cell table:style-name="ce4" office:value-type="string">
            <text:p>odkurzacze-rs</text:p>
          </table:table-cell>
          <table:table-cell table:style-name="ce15" office:value-type="float" office:value="40">
            <text:p>40</text:p>
          </table:table-cell>
        </table:table-row>
        <table:table-row table:style-name="ro4">
          <table:table-cell table:style-name="ce4" office:value-type="float" office:value="315220">
            <text:p>315220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04493">
            <text:p>10449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5" office:value-type="float" office:value="10">
            <text:p>10</text:p>
          </table:table-cell>
        </table:table-row>
        <table:table-row table:style-name="ro4">
          <table:table-cell table:style-name="ce4" office:value-type="float" office:value="109183">
            <text:p>10918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5" office:value-type="float" office:value="10">
            <text:p>10</text:p>
          </table:table-cell>
        </table:table-row>
        <table:table-row table:style-name="ro4">
          <table:table-cell table:style-name="ce4" office:value-type="float" office:value="74785">
            <text:p>74785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5" office:value-type="float" office:value="10">
            <text:p>10</text:p>
          </table:table-cell>
        </table:table-row>
        <table:table-row table:style-name="ro4">
          <table:table-cell table:style-name="ce4" office:value-type="float" office:value="121054">
            <text:p>121054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TRYMERY I GOLARKI</text:p>
          </table:table-cell>
          <table:table-cell table:style-name="ce4" office:value-type="string">
            <text:p>trymery-golarki</text:p>
          </table:table-cell>
          <table:table-cell table:style-name="ce15" office:value-type="float" office:value="10">
            <text:p>10</text:p>
          </table:table-cell>
        </table:table-row>
        <table:table-row table:style-name="ro4">
          <table:table-cell table:style-name="ce4" office:value-type="float" office:value="251114">
            <text:p>251114</text:p>
          </table:table-cell>
          <table:table-cell table:style-name="ce4" office:value-type="string">
            <text:p>TELEWIZORY I KINA DOMOWE </text:p>
          </table:table-cell>
          <table:table-cell table:style-name="ce4" office:value-type="string">
            <text:p>tv-kd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do 43''</text:p>
          </table:table-cell>
          <table:table-cell table:style-name="ce4" office:value-type="string">
            <text:p>do-43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98346">
            <text:p>9834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STYLIZACJA WŁOSÓW</text:p>
          </table:table-cell>
          <table:table-cell table:style-name="ce4" office:value-type="string">
            <text:p>stylizacja-wlosow</text:p>
          </table:table-cell>
          <table:table-cell table:style-name="ce15" office:value-type="float" office:value="15">
            <text:p>15</text:p>
          </table:table-cell>
        </table:table-row>
        <table:table-row table:style-name="ro4">
          <table:table-cell table:style-name="ce4" office:value-type="float" office:value="313757">
            <text:p>313757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6" office:value-type="string">
            <text:p>LAPTOPY</text:p>
          </table:table-cell>
          <table:table-cell table:style-name="ce6" office:value-type="string">
            <text:p>laptop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3556">
            <text:p>12355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EKSPRESY</text:p>
          </table:table-cell>
          <table:table-cell table:style-name="ce4" office:value-type="string">
            <text:p>ekspresy</text:p>
          </table:table-cell>
          <table:table-cell table:style-name="ce15" office:value-type="float" office:value="200">
            <text:p>200</text:p>
          </table:table-cell>
        </table:table-row>
        <table:table-row table:style-name="ro4">
          <table:table-cell table:style-name="ce4" office:value-type="float" office:value="126558">
            <text:p>126558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5" office:value-type="float" office:value="10">
            <text:p>10</text:p>
          </table:table-cell>
        </table:table-row>
        <table:table-row table:style-name="ro4">
          <table:table-cell table:style-name="ce4" office:value-type="float" office:value="121423">
            <text:p>121423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5" office:value-type="float" office:value="10">
            <text:p>10</text:p>
          </table:table-cell>
        </table:table-row>
        <table:table-row table:style-name="ro4">
          <table:table-cell table:style-name="ce4" office:value-type="float" office:value="68282">
            <text:p>68282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BLENDERY</text:p>
          </table:table-cell>
          <table:table-cell table:style-name="ce4" office:value-type="string">
            <text:p>blendery</text:p>
          </table:table-cell>
          <table:table-cell table:style-name="ce15" office:value-type="float" office:value="10">
            <text:p>10</text:p>
          </table:table-cell>
        </table:table-row>
        <table:table-row table:style-name="ro4">
          <table:table-cell table:style-name="ce4" office:value-type="float" office:value="39419">
            <text:p>39419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INNE</text:p>
          </table:table-cell>
          <table:table-cell table:style-name="ce4" office:value-type="string">
            <text:p>inne</text:p>
          </table:table-cell>
          <table:table-cell table:style-name="ce15" office:value-type="float" office:value="10">
            <text:p>10</text:p>
          </table:table-cell>
        </table:table-row>
        <table:table-row table:style-name="ro4">
          <table:table-cell table:style-name="ce4" office:value-type="float" office:value="97286">
            <text:p>97286</text:p>
          </table:table-cell>
          <table:table-cell table:style-name="ce4" office:value-type="string">
            <text:p>MAŁE AGD</text:p>
          </table:table-cell>
          <table:table-cell table:style-name="ce4" office:value-type="string">
            <text:p>male-agd</text:p>
          </table:table-cell>
          <table:table-cell table:style-name="ce8" office:value-type="float" office:value="3">
            <text:p>3</text:p>
          </table:table-cell>
          <table:table-cell table:style-name="ce4" office:value-type="string">
            <text:p>CZAJNIKI</text:p>
          </table:table-cell>
          <table:table-cell table:style-name="ce4" office:value-type="string">
            <text:p>czajniki</text:p>
          </table:table-cell>
          <table:table-cell table:style-name="ce15" office:value-type="float" office:value="10">
            <text:p>10</text:p>
          </table:table-cell>
        </table:table-row>
        <table:table-row table:style-name="ro4">
          <table:table-cell table:style-name="ce5" office:value-type="float" office:value="316809">
            <text:p>31680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60">
            <text:p>60</text:p>
          </table:table-cell>
        </table:table-row>
        <table:table-row table:style-name="ro4">
          <table:table-cell table:style-name="ce5" office:value-type="float" office:value="106279">
            <text:p>10627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70">
            <text:p>70</text:p>
          </table:table-cell>
        </table:table-row>
        <table:table-row table:style-name="ro4">
          <table:table-cell table:style-name="ce5" office:value-type="float" office:value="116917">
            <text:p>116917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 table:style-name="ce5" office:value-type="float" office:value="316765">
            <text:p>31676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16">
            <text:p>16</text:p>
          </table:table-cell>
        </table:table-row>
        <table:table-row table:style-name="ro4">
          <table:table-cell table:style-name="ce5" office:value-type="float" office:value="273686">
            <text:p>273686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15">
            <text:p>15</text:p>
          </table:table-cell>
        </table:table-row>
        <table:table-row table:style-name="ro4">
          <table:table-cell table:style-name="ce5" office:value-type="float" office:value="120950">
            <text:p>120950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40">
            <text:p>40</text:p>
          </table:table-cell>
        </table:table-row>
        <table:table-row table:style-name="ro4">
          <table:table-cell table:style-name="ce5" office:value-type="float" office:value="93917">
            <text:p>93917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40">
            <text:p>40</text:p>
          </table:table-cell>
        </table:table-row>
        <table:table-row table:style-name="ro4">
          <table:table-cell table:style-name="ce5" office:value-type="float" office:value="314967">
            <text:p>314967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15">
            <text:p>15</text:p>
          </table:table-cell>
        </table:table-row>
        <table:table-row table:style-name="ro4">
          <table:table-cell table:style-name="ce5" office:value-type="float" office:value="119368">
            <text:p>119368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20">
            <text:p>20</text:p>
          </table:table-cell>
        </table:table-row>
        <table:table-row table:style-name="ro4">
          <table:table-cell table:style-name="ce5" office:value-type="float" office:value="112899">
            <text:p>112899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50">
            <text:p>50</text:p>
          </table:table-cell>
        </table:table-row>
        <table:table-row table:style-name="ro4">
          <table:table-cell table:style-name="ce5" office:value-type="float" office:value="117364">
            <text:p>11736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40">
            <text:p>40</text:p>
          </table:table-cell>
        </table:table-row>
        <table:table-row table:style-name="ro4">
          <table:table-cell table:style-name="ce5" office:value-type="float" office:value="316794">
            <text:p>316794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20">
            <text:p>20</text:p>
          </table:table-cell>
        </table:table-row>
        <table:table-row table:style-name="ro4">
          <table:table-cell table:style-name="ce5" office:value-type="float" office:value="316795">
            <text:p>316795</text:p>
          </table:table-cell>
          <table:table-cell table:style-name="ce6" office:value-type="string">
            <text:p>LAPTOPY I AKCESORIA IT</text:p>
          </table:table-cell>
          <table:table-cell table:style-name="ce6" office:value-type="string">
            <text:p>laptopy-it</text:p>
          </table:table-cell>
          <table:table-cell table:style-name="ce9" office:value-type="float" office:value="5">
            <text:p>5</text:p>
          </table:table-cell>
          <table:table-cell table:style-name="ce11" office:value-type="string">
            <text:p>INNE</text:p>
          </table:table-cell>
          <table:table-cell table:style-name="ce11" office:value-type="string">
            <text:p>inne</text:p>
          </table:table-cell>
          <table:table-cell table:style-name="ce16" office:value-type="float" office:value="20">
            <text:p>20</text:p>
          </table:table-cell>
        </table:table-row>
        <table:table-row table:style-name="ro4" table:number-rows-repeated="1048135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Arkusz2" table:style-name="ta1" table:print="false">
        <table:table-column table:style-name="co2" table:default-cell-style-name="ce1"/>
        <table:table-column table:style-name="co4" table:default-cell-style-name="ce1"/>
        <table:table-row table:style-name="ro1">
          <table:table-cell table:style-name="Default" office:value-type="string">
            <text:p>category</text:p>
          </table:table-cell>
          <table:table-cell table:style-name="Default" office:value-type="string">
            <text:p>sub-category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ZESTAWY MUZYCZNE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ZESTAWY MUZYCZNE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KINA DOMOWE</text:p>
          </table:table-cell>
        </table:table-row>
        <table:table-row table:style-name="ro3">
          <table:table-cell office:value-type="string">
            <text:p>FOTO I DESKI ELEKTRYCZNE</text:p>
          </table:table-cell>
          <table:table-cell office:value-type="string">
            <text:p>APARATY</text:p>
          </table:table-cell>
        </table:table-row>
        <table:table-row table:style-name="ro3">
          <table:table-cell office:value-type="string">
            <text:p>FOTO I DESKI ELEKTRYCZNE</text:p>
          </table:table-cell>
          <table:table-cell office:value-type="string">
            <text:p>APARATY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KINA DOMOWE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do 43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do 43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60-6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do 43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FOTO I DESKI ELEKTRYCZNE</text:p>
          </table:table-cell>
          <table:table-cell office:value-type="string">
            <text:p>DESKI ELEKTRYCZNE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ZESTAWY MUZYCZNE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ZESTAWY MUZYCZNE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do 43"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IEKARNI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ŁYTY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KUCHNIE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KUCHNIE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ŁYTY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IEKARNI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DEPILATO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DEPILATO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GOLARKI I TRYME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SZCZOTECZKI 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ŻELAZKA I GENERATORY PA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ŻELAZKA I GENERATORY PA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WYCISKARKI WOLNOOBROTOW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EKSPRES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EKSPRES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STYLIZACJA WŁOSÓW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IEKARNI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ŁYTY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KUCHNIE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DEPILATOR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TABLET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TABLET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TABLET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TABLET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TABLET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LAPTOPY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KONSOLE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Samsung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MyPhone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MyPhone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MyPhone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MyPhone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MyPhone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MyPhone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MyPhone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L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L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LG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Lenovo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Lenovo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Lenovo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Lenovo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Lenovo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Lenovo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Huawei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Huawei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Huawei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Huawei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Huawei</text:p>
          </table:table-cell>
        </table:table-row>
        <table:table-row table:style-name="ro2">
          <table:table-cell office:value-type="string">
            <text:p>SMARTFONY</text:p>
          </table:table-cell>
          <table:table-cell office:value-type="string">
            <text:p>Huawei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LAPTOPY, TABLETY, KONSOLE</text:p>
          </table:table-cell>
          <table:table-cell office:value-type="string">
            <text:p>KONSOLE</text:p>
          </table:table-cell>
        </table:table-row>
        <table:table-row table:style-name="ro3">
          <table:table-cell office:value-type="string">
            <text:p>SMARTFONY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KUCHNIE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ZMYWAR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EKSPRES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WYCISKARKI WOLNOOBROTOW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WYCISKARKI WOLNOOBROTOW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WYCISKARKI WOLNOOBROTOW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WYCISKARKI WOLNOOBROTOW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WYCISKARKI WOLNOOBROTOW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ŻELAZKA I GENERATORY PA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ŻELAZKA I GENERATORY PA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ŻELAZKA I GENERATORY PA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ŻELAZKA I GENERATORY PA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ŻELAZKA I GENERATORY PA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STYLIZACJA WŁOSÓW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STYLIZACJA WŁOSÓW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GOLARKI I TRYME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GOLARKI I TRYME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GOLARKI I TRYME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STYLIZACJA WŁOSÓW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STYLIZACJA WŁOSÓW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DEPILATO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DEPILATO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DEPILATO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DEPILATOR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INNE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60-6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60-6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do 43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do 43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60-6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49-55"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ŁYTY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ŁYTY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ŁYTY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LODÓWKI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EKSPRESY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BLENDERY I ROBOTY</text:p>
          </table:table-cell>
        </table:table-row>
        <table:table-row table:style-name="ro3">
          <table:table-cell office:value-type="string">
            <text:p>AGD DO ZABUDOWY</text:p>
          </table:table-cell>
          <table:table-cell office:value-type="string">
            <text:p>PŁYTY</text:p>
          </table:table-cell>
        </table:table-row>
        <table:table-row table:style-name="ro3">
          <table:table-cell office:value-type="string">
            <text:p>AGD WOLNOSTOJĄCE</text:p>
          </table:table-cell>
          <table:table-cell office:value-type="string">
            <text:p>PRALKI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MAŁE AGD</text:p>
          </table:table-cell>
          <table:table-cell office:value-type="string">
            <text:p>ODKURZACZE</text:p>
          </table:table-cell>
        </table:table-row>
        <table:table-row table:style-name="ro3">
          <table:table-cell office:value-type="string">
            <text:p>TELEWIZORY I KINA DOMOWE</text:p>
          </table:table-cell>
          <table:table-cell office:value-type="string">
            <text:p>do 43"</text:p>
          </table:table-cell>
        </table:table-row>
      </table:table>
      <table:table table:name="Arkusz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2P0" style:volatile="true">
      <number:text> </number:text>
      <number:number number:decimal-places="2" number:min-integer-digits="1" number:grouping="true"/>
      <number:text>      </number:text>
    </number:number-style>
    <number:number-style style:name="N112P1" style:volatile="true">
      <number:text>-</number:text>
      <number:number number:decimal-places="2" number:min-integer-digits="1" number:grouping="true"/>
      <number:text>      </number:text>
    </number:number-style>
    <number:number-style style:name="N112P2" style:volatile="true">
      <number:text> -</number:text>
      <number:number number: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</number:text>
      <number:number number:decimal-places="2" number:min-integer-digits="1" number:grouping="true"/>
      <number:text> zł </number:text>
    </number:number-style>
    <number:number-style style:name="N116P1" style:volatile="true">
      <number:text>-</number:text>
      <number:number number:decimal-places="2" number:min-integer-digits="1" number:grouping="true"/>
      <number:text> zł </number:text>
    </number:number-style>
    <number:number-style style:name="N116P2" style:volatile="true">
      <number:text> -</number:text>
      <number:number number:decimal-places="0" number:min-integer-digits="0"/>
      <number:text> zł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     </number:text>
    </number:number-style>
    <number:number-style style:name="N119P1" style:volatile="true">
      <number:number number:decimal-places="2" number:min-integer-digits="1" number:grouping="true"/>
      <number:text>      </number:text>
    </number:number-style>
    <number:number-style style:name="N119P2" style:volatile="true">
      <number:text>-</number:text>
      <number:number number:decimal-places="0" number:min-integer-digits="0"/>
      <number:text>  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(</number:text>
      <number:number number:decimal-places="2" number:min-integer-digits="1" number:grouping="true"/>
      <number:text>)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0" number:min-integer-digits="1" number:grouping="true"/>
      <number:text> zł</number:text>
    </number:number-style>
    <number:number-style style:name="N125">
      <number:text>-</number:text>
      <number:number number:decimal-places="0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zł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26P0"/>
    </number:number-style>
    <number:number-style style:name="N127">
      <number:number number:decimal-places="2" number:min-integer-digits="1" number:grouping="true"/>
      <number:text> zł</number:text>
    </number:number-style>
    <number:number-style style:name="N128P0" style:volatile="true">
      <number:number number:decimal-places="2" number:min-integer-digits="1" number:grouping="true"/>
      <number:text> zł</number:text>
    </number:number-style>
    <number:number-style style:name="N128">
      <number:text>-</number:text>
      <number:number number:decimal-places="2" number:min-integer-digits="1" number:grouping="true"/>
      <number:text> zł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zł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6P0" style:volatile="true">
      <number:number number:decimal-places="0" number:min-integer-digits="1" number:grouping="true"/>
      <number:text>      </number:text>
    </number:number-style>
    <number:number-style style:name="N136P1" style:volatile="true">
      <number:number number:decimal-places="0" number:min-integer-digits="1" number:grouping="true"/>
      <number:text>      </number:text>
    </number:number-style>
    <number:number-style style:name="N136P2" style:volatile="true">
      <number:text>-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0" number:min-integer-digits="1" number:grouping="true"/>
      <number:text> zł </number:text>
    </number:number-style>
    <number:number-style style:name="N139P1" style:volatile="true">
      <number:number number:decimal-places="0" number:min-integer-digits="1" number:grouping="true"/>
      <number:text> zł </number:text>
    </number:number-style>
    <number:number-style style:name="N139P2" style:volatile="true">
      <number:text>- zł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zł </number:text>
    </number:number-style>
    <number:number-style style:name="N142P1" style:volatile="true">
      <number:number number:decimal-places="2" number:min-integer-digits="1" number:grouping="true"/>
      <number:text> zł </number:text>
    </number:number-style>
    <number:number-style style:name="N142P2" style:volatile="true">
      <number:text>-</number:text>
      <number:number number:decimal-places="0" number:min-integer-digits="0"/>
      <number:text> zł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1" number:min-exponent-digits="1"/>
    </number:number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2P0" style:volatile="true">
      <number:month number:style="long" number:textual="true"/>
      <number:text> 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6P0" style:volatile="true">
      <number:text> zł</number:text>
      <number:number number:decimal-places="2" number:min-integer-digits="1" number:grouping="true"/>
      <number:text> </number:text>
    </number:number-style>
    <number:number-style style:name="N156P1" style:volatile="true">
      <number:text> zł(</number:text>
      <number:number number:decimal-places="2" number:min-integer-digits="1" number:grouping="true"/>
      <number:text>)</number:text>
    </number:number-style>
    <number:number-style style:name="N156P2" style:volatile="true">
      <number:text> zł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8108P0" style:volatile="true" number:language="pl" number:country="PL">
      <number:month number:style="long" number:textual="true"/>
      <number:text> </number:text>
      <number:year/>
    </number:date-style>
    <number:text-style style:name="N8108" number:language="pl" number:country="PL">
      <number:text-content/>
      <style:map style:condition="value()&lt;=0" style:apply-style-name="N8108P0"/>
    </number:text-style>
    <number:number-style style:name="N8110P0" style:volatile="true" number:language="pl" number:country="PL">
      <number:number number:decimal-places="0" number:min-integer-digits="1" number:grouping="true"/>
      <number:text> zł</number:text>
    </number:number-style>
    <number:number-style style:name="N8110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10P0"/>
    </number:number-style>
    <number:number-style style:name="N8111P0" style:volatile="true" number:language="pl" number:country="PL">
      <number:number number:decimal-places="0" number:min-integer-digits="1" number:grouping="true"/>
      <number:text> zł</number:text>
    </number:number-style>
    <number:number-style style:name="N8111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11P0"/>
    </number:number-style>
    <number:number-style style:name="N8113P0" style:volatile="true" number:language="pl" number:country="PL">
      <number:number number:decimal-places="2" number:min-integer-digits="1" number:grouping="true"/>
      <number:text> zł</number:text>
    </number:number-style>
    <number:number-style style:name="N8113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3P0"/>
    </number:number-style>
    <number:date-style style:name="N8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5" number:language="pl" number:country="PL">
      <number:day number:style="long"/>
      <number:text>-</number:text>
      <number:month number:textual="true"/>
    </number:date-style>
    <number:date-style style:name="N8116" number:language="pl" number:country="PL">
      <number:month number:textual="true"/>
      <number:text>-</number:text>
      <number:year/>
    </number:date-style>
    <number:time-style style:name="N8117" number:language="pl" number:country="PL">
      <number:hours/>
      <number:text>:</number:text>
      <number:minutes number:style="long"/>
      <number:text> </number:text>
      <number:am-pm/>
    </number:time-style>
    <number:time-style style:name="N8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1P0" style:volatile="true" number:language="pl" number:country="PL">
      <number:number number:decimal-places="0" number:min-integer-digits="1" number:grouping="true"/>
      <number:text>     </number:text>
    </number:number-style>
    <number:number-style style:name="N8121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1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4P0" style:volatile="true" number:language="pl" number:country="PL">
      <number:number number:decimal-places="2" number:min-integer-digits="1" number:grouping="true"/>
      <number:text>     </number:text>
    </number:number-style>
    <number:number-style style:name="N8124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4P0"/>
    </number:number-style>
    <number:number-style style:name="N8128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8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8P2" style:volatile="true" number:language="pl" number:country="PL">
      <number:text> -      </number:text>
    </number:number-style>
    <number:text-style style:name="N8128" number:language="pl" number:country="PL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2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2P2" style:volatile="true" number:language="pl" number:country="PL">
      <number:text> - zł </number:text>
    </number:number-style>
    <number:text-style style:name="N8132" number:language="pl" number:country="P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pl" number:country="PL">
      <number:minutes number:style="long"/>
      <number:text>:</number:text>
      <number:seconds number:style="long"/>
    </number:time-style>
    <number:time-style style:name="N8134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5" number:language="pl" number:country="PL">
      <number:minutes number:style="long"/>
      <number:text>:</number:text>
      <number:seconds number:style="long" number:decimal-places="1"/>
    </number:time-style>
    <number:number-style style:name="N8136" number:language="pl" number:country="PL">
      <number:scientific-number number:decimal-places="1" number:min-integer-digits="3" number:min-exponent-digits="1"/>
    </number:number-style>
    <number:number-style style:name="N8137P0" style:volatile="true" number:language="pl" number:country="PL">
      <number:number number:decimal-places="2" number:min-integer-digits="1" number:grouping="true"/>
      <number:text> zł</number:text>
    </number:number-style>
    <number:number-style style:name="N8137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37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Zwykły_20_4" style:display-name="Zwykły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2"/>
    <style:style style:name="Excel_20_Built-in_20_Currency" style:display-name="Excel Built-in Currency" style:family="table-cell" style:parent-style-name="Default" style:data-style-name="N116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21.06.2017</text:date>, <text:time>19:04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o neo</meta:initial-creator>
    <meta:creation-date>2017-05-17T10:13:36.20</meta:creation-date>
    <dc:date>2017-06-21T19:04:14.48</dc:date>
    <dc:creator>Konrad L</dc:creator>
    <meta:editing-duration>PT4H18M41S</meta:editing-duration>
    <meta:editing-cycles>8</meta:editing-cycles>
    <meta:generator>OpenOffice/4.1.2$Win32 OpenOffice.org_project/412m3$Build-9782</meta:generator>
    <meta:document-statistic meta:table-count="3" meta:cell-count="3632" meta:object-count="0"/>
  </office:meta>
</office:document-meta>
</file>